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6c415e" style:parent-style-name="Heading_20_2">
      <style:paragraph-properties/>
    </style:style>
    <style:style style:family="text" style:name="a386d74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b7bcf0" style:parent-style-name="Heading_20_2">
      <style:paragraph-properties/>
    </style:style>
    <style:style style:family="text" style:name="a908d06">
      <style:text-properties/>
    </style:style>
    <style:style style:family="text" style:name="af30b74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b940c9" style:parent-style-name="Heading_20_2">
      <style:paragraph-properties/>
    </style:style>
    <style:style style:family="text" style:name="a20cc9c" style:parent-style-name="Default_20_Paragraph_20_Font">
      <style:text-properties style:font-name="Courier New" style:font-name-complex="Courier New"/>
    </style:style>
    <style:style style:family="paragraph" style:name="acc9c79" style:parent-style-name="Heading_20_2">
      <style:paragraph-properties/>
    </style:style>
    <style:style style:family="text" style:name="a7d737e" style:parent-style-name="Default_20_Paragraph_20_Font">
      <style:text-properties fo:font-size="16.0pt" style:font-size-asian="16.0pt"/>
    </style:style>
    <style:style style:family="paragraph" style:name="a0bb12d" style:parent-style-name="Heading_20_2">
      <style:paragraph-properties/>
    </style:style>
    <style:style style:family="text" style:name="ad252c5" style:parent-style-name="Default_20_Paragraph_20_Font">
      <style:text-properties style:text-position="super"/>
    </style:style>
    <style:style style:family="text" style:name="a212649" style:parent-style-name="Default_20_Paragraph_20_Font">
      <style:text-properties style:text-position="sub"/>
    </style:style>
    <style:style style:family="paragraph" style:name="a669578" style:parent-style-name="Heading_20_2">
      <style:paragraph-properties/>
    </style:style>
    <style:style style:family="text" style:name="ac1afef" style:parent-style-name="Default_20_Paragraph_20_Font">
      <style:text-properties fo:background-color="#ffff00"/>
    </style:style>
    <style:style style:family="paragraph" style:name="a009c3f" style:parent-style-name="Heading_20_2">
      <style:paragraph-properties/>
    </style:style>
    <style:style style:family="text" style:name="a4a6ab0" style:parent-style-name="Default_20_Paragraph_20_Font">
      <style:text-properties fo:color="#ff0000"/>
    </style:style>
    <style:style style:family="paragraph" style:name="acb922c" style:parent-style-name="Heading_20_2">
      <style:paragraph-properties/>
    </style:style>
    <style:style style:family="text" style:name="a33bdc5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e33355" style:parent-style-name="Heading_20_2">
      <style:paragraph-properties/>
    </style:style>
    <style:style style:family="text" style:name="a3aea3e" style:parent-style-name="Default_20_Paragraph_20_Font">
      <style:text-properties style:text-underline-style="solid"/>
    </style:style>
    <style:style style:family="paragraph" style:name="acdf2c5" style:parent-style-name="Heading_20_2">
      <style:paragraph-properties/>
    </style:style>
    <style:style style:family="text" style:name="ace1ebf" style:parent-style-name="Default_20_Paragraph_20_Font">
      <style:text-properties fo:font-style="italic" style:font-style-asian="italic"/>
    </style:style>
    <style:style style:family="paragraph" style:name="a232c98" style:parent-style-name="Heading_20_2">
      <style:paragraph-properties/>
    </style:style>
    <style:style style:family="text" style:name="a4404c6" style:parent-style-name="Default_20_Paragraph_20_Font">
      <style:text-properties fo:font-weight="bold" style:font-weight-asian="bold"/>
    </style:style>
    <style:style style:family="paragraph" style:name="ae31c43" style:parent-style-name="Heading_20_2">
      <style:paragraph-properties/>
    </style:style>
    <style:style style:family="paragraph" style:name="a9985a3" style:parent-style-name="Title">
      <style:paragraph-properties fo:break-before="page"/>
    </style:style>
  </office:automatic-styles>
  <office:body>
    <office:text>
      <text:p text:style-name="a9985a3">Character Attributes</text:p>
      <text:p text:style-name="Subtitle">Examples</text:p>
      <text:h text:outline-level="2" text:style-name="ae31c43">Bold</text:h>
      <text:p text:style-name="Normal"><text:span text:style-name="a4404c6">Lorem<text:s/>abcd ipsum</text:span><text:s/>dolor sit amet…</text:p>
      <text:h text:outline-level="2" text:style-name="a232c98">Italic</text:h>
      <text:p text:style-name="Normal"><text:span text:style-name="ace1ebf">Lorem ipsum</text:span><text:s/>dolor sit amet…</text:p>
      <text:h text:outline-level="2" text:style-name="acdf2c5">Underline</text:h>
      <text:p text:style-name="Normal"><text:span text:style-name="a3aea3e">Lorem ipsum</text:span><text:s/>dolor sit amet…</text:p>
      <text:h text:outline-level="2" text:style-name="ae33355">Bold+Italic+Underline</text:h>
      <text:p text:style-name="Normal"><text:span text:style-name="a33bdc5">Lorem ipsum</text:span><text:s/>dolor sit amet…</text:p>
      <text:h text:outline-level="2" text:style-name="acb922c">Text Color</text:h>
      <text:p text:style-name="Normal"><text:span text:style-name="a4a6ab0">Lorem ipsum</text:span><text:s/>dolor sit amet…</text:p>
      <text:h text:outline-level="2" text:style-name="a009c3f">Highlight Color</text:h>
      <text:p text:style-name="Normal"><text:span text:style-name="ac1afef">Lorem ipsum</text:span><text:s/>dolor sit amet…</text:p>
      <text:h text:outline-level="2" text:style-name="a669578">Subscript + Superscript</text:h>
      <text:p text:style-name="Normal"><text:span text:style-name="a212649">Lorem</text:span><text:s/><text:span text:style-name="ad252c5">ipsum</text:span><text:s/>dolor sit amet…</text:p>
      <text:h text:outline-level="2" text:style-name="a0bb12d">Font Size</text:h>
      <text:p text:style-name="Normal"><text:span text:style-name="a7d737e">Lorem ipsum</text:span><text:s/>dolor sit amet…</text:p>
      <text:h text:outline-level="2" text:style-name="acc9c79">Font Name</text:h>
      <text:p text:style-name="Normal"><text:span text:style-name="a20cc9c">Lorem ipsum</text:span><text:s/>dolor sit amet…</text:p>
      <text:h text:outline-level="2" text:style-name="ab940c9">Strikethrough</text:h>
      <text:p text:style-name="Marginalia"><text:span text:style-name="af30b74">Lorem ipsum</text:span><text:s/>do<text:span text:style-name="a908d06">lor sit<text:s/></text:span>amet…</text:p>
      <text:h text:outline-level="2" text:style-name="ab7bcf0">Double Strikethrough</text:h>
      <text:p text:style-name="Marginalia"><text:span text:style-name="a386d74">Lorem ipsum</text:span><text:s/>dolor sit amet…</text:p>
      <text:h text:outline-level="2" text:style-name="a6c415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1</dc:date>
    <meta:editing-cycles>2</meta:editing-cycles>
    <meta:editing-duration>PT0.038S</meta:editing-duration>
  </office:meta>
</office:document-meta>
</file>